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Heading_20_3">
      <style:paragraph-properties fo:margin-left="0cm" fo:margin-right="0cm" fo:margin-top="0.794cm" fo:margin-bottom="0cm" loext:contextual-spacing="false" style:line-height-at-least="0.847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.529cm" fo:margin-bottom="0cm" loext:contextual-spacing="false" style:line-height-at-least="0.741cm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529cm" fo:margin-bottom="0cm" loext:contextual-spacing="false" style:line-height-at-least="0.741cm" fo:text-align="start" style:justify-single-word="false" fo:orphans="2" fo:widows="2" fo:text-indent="0cm" style:auto-text-indent="false"/>
      <style:text-properties fo:font-variant="normal" fo:text-transform="none" fo:color="#3a3a3a" style:font-name="Open Sans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.794cm" fo:margin-right="0cm" fo:margin-top="0.529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3a3a3a" style:font-name="Open Sans" fo:font-size="12pt" fo:letter-spacing="normal" fo:font-style="normal" fo:font-weight="normal"/>
    </style:style>
    <style:style style:name="T1" style:family="text">
      <style:text-properties officeooo:rsid="00126bfd"/>
    </style:style>
    <style:style style:name="T2" style:family="text">
      <style:text-properties fo:font-variant="normal" fo:text-transform="none" fo:color="#3a3a3a" style:font-name="Open Sans" fo:font-size="16.5pt" fo:letter-spacing="normal" fo:font-style="normal" fo:font-weight="bold"/>
    </style:style>
    <style:style style:name="T3" style:family="text">
      <style:text-properties fo:font-variant="normal" fo:text-transform="none" fo:color="#3a3a3a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3a3a3a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6"/><text:span text:style-name="T1">Interview Quations For Testing </text:span></text:p>
      <text:p text:style-name="P3"/>
      <text:p text:style-name="P4"/>
      <text:h text:style-name="P1" text:outline-level="3"><text:span text:style-name="Strong_20_Emphasis"><text:span text:style-name="T2">1. What do you understand by software testing?</text:span></text:span></text:h>
      <text:p text:style-name="P6"><text:a xlink:type="simple" xlink:href="https://intellipaat.com/blog/what-is-software-testing/" office:target-frame-name="_blank" xlink:show="new" text:style-name="Internet_20_link" text:visited-style-name="Visited_20_Internet_20_Link"><text:span text:style-name="T4">Software testing</text:span></text:a><text:span text:style-name="T3"> is a validation process that confirms that a system works as per the business requirements. It qualifies a system on various aspects such as usability, accuracy, completeness, efficiency, etc. ANSI/IEEE 1059 is the global standard that defines the basic principles of testing.</text:span></text:p>
      <text:h text:style-name="P2" text:outline-level="3"><text:span text:style-name="Strong_20_Emphasis"><text:span text:style-name="T2">2. What is a test plan and what does it include?</text:span></text:span></text:h>
      <text:p text:style-name="P6"><text:span text:style-name="T3">A test plan stores all possible testing activities to ensure a quality product. It gathers </text:span><text:a xlink:type="simple" xlink:href="https://intellipaat.com/blog/what-is-data/" office:target-frame-name="_blank" xlink:show="new" text:style-name="Internet_20_link" text:visited-style-name="Visited_20_Internet_20_Link"><text:span text:style-name="T4">data</text:span></text:a><text:span text:style-name="T3"> from the product description, requirement, and use case documents.</text:span></text:p>
      <text:p text:style-name="P7">The test plan document includes the following:</text:p>
      <text:list xml:id="list3697793043" text:style-name="L1">
        <text:list-item>
          <text:p text:style-name="P8">Testing objectives</text:p>
        </text:list-item>
        <text:list-item>
          <text:p text:style-name="P8">Test scope</text:p>
        </text:list-item>
        <text:list-item>
          <text:p text:style-name="P8">Testing the frame</text:p>
        </text:list-item>
        <text:list-item>
          <text:p text:style-name="P8">Environment</text:p>
        </text:list-item>
        <text:list-item>
          <text:p text:style-name="P8">Reason for testing</text:p>
        </text:list-item>
        <text:list-item>
          <text:p text:style-name="P8">Criteria for entrance and exit</text:p>
        </text:list-item>
        <text:list-item>
          <text:p text:style-name="P8">Deliverables</text:p>
        </text:list-item>
        <text:list-item>
          <text:p text:style-name="P8">Risk factors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3T12:38:37.697649183</meta:creation-date>
    <dc:date>2024-07-23T12:40:33.496867939</dc:date>
    <meta:editing-duration>PT1M5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26" meta:character-count="768" meta:non-whitespace-character-count="657"/>
  </office:meta>
</office:document-meta>
</file>